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 style:shadow="none" style:may-break-between-rows="true" table:border-model="collapsing"/>
    </style:style>
    <style:style style:name="Tabla1.A" style:family="table-column">
      <style:table-column-properties style:column-width="1.896cm" style:rel-column-width="1075*"/>
    </style:style>
    <style:style style:name="Tabla1.B" style:family="table-column">
      <style:table-column-properties style:column-width="12.906cm" style:rel-column-width="7317*"/>
    </style:style>
    <style:style style:name="Tabla1.C" style:family="table-column">
      <style:table-column-properties style:column-width="2.198cm" style:rel-column-width="1246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5" style:family="table-row">
      <style:table-row-properties fo:keep-together="auto"/>
    </style:style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2">
      <style:text-properties officeooo:rsid="0013c279" officeooo:paragraph-rsid="0013c279"/>
    </style:style>
    <style:style style:name="P3" style:family="paragraph" style:parent-style-name="Standard">
      <style:text-properties officeooo:rsid="0013c279" officeooo:paragraph-rsid="0013c279"/>
    </style:style>
    <style:style style:name="P4" style:family="paragraph" style:parent-style-name="Standard">
      <style:text-properties officeooo:rsid="0016fc9f" officeooo:paragraph-rsid="0016fc9f"/>
    </style:style>
    <style:style style:name="P5" style:family="paragraph" style:parent-style-name="Standard" style:list-style-name="L1">
      <style:text-properties officeooo:rsid="0016fc9f" officeooo:paragraph-rsid="0016fc9f"/>
    </style:style>
    <style:style style:name="P6" style:family="paragraph" style:parent-style-name="Standard" style:list-style-name="L1">
      <style:text-properties officeooo:paragraph-rsid="0016fc9f"/>
    </style:style>
    <style:style style:name="P7" style:family="paragraph" style:parent-style-name="Standard">
      <style:text-properties officeooo:paragraph-rsid="0017f0e3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f0e3" officeooo:paragraph-rsid="0017f0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dbb6" officeooo:paragraph-rsid="0019db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ext_20_body">
      <style:text-properties officeooo:paragraph-rsid="0013c279"/>
    </style:style>
    <style:style style:name="P11" style:family="paragraph" style:parent-style-name="Text_20_body">
      <style:text-properties fo:color="#c9211e" loext:opacity="100%" fo:font-style="italic" officeooo:rsid="0013c279" officeooo:paragraph-rsid="0013c279" style:font-style-asian="italic" style:font-style-complex="italic"/>
    </style:style>
    <style:style style:name="T1" style:family="text">
      <style:text-properties fo:color="#c9211e" loext:opacity="100%" fo:font-style="italic" style:text-underline-style="solid" style:text-underline-width="auto" style:text-underline-color="font-color" officeooo:rsid="0013c279" style:font-style-asian="italic" style:font-style-complex="italic"/>
    </style:style>
    <style:style style:name="T2" style:family="text">
      <style:text-properties fo:color="#c9211e" loext:opacity="100%" fo:font-style="italic" style:text-underline-style="none" officeooo:rsid="0013c279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16fc9f"/>
    </style:style>
    <text:list-style style:name="L1">
      <text:list-level-style-number text:level="1" text:style-name="Numbering_20_Symbols" loext:num-list-format="O%1%." style:num-prefix="O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RF%1%." style:num-prefix="RF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YECTO “VOTA Y CALLA”</text:h>
      <text:p text:style-name="P3"/>
      <text:h text:style-name="P2" text:outline-level="2">Introducción</text:h>
      <text:p text:style-name="P11">Se trata de decir en qué va a consistir la aplicación. En lenguaje natural.</text:p>
      <text:p text:style-name="P4">Una web en la que puedes crear encuestas, y votar en las que ya existan. En cada encuesta habrá una pregunta y varios opciones. Cualquier usuario podrá acceder para crear encuestas y para votar. </text:p>
      <text:h text:style-name="Heading_20_2" text:outline-level="2">Análisis</text:h>
      <text:h text:style-name="Heading_20_3" text:outline-level="3">Objetivos</text:h>
      <text:p text:style-name="P11"><text:span text:style-name="T3">Lista numerada</text:span> de objetivos que debe cumplir la aplicación. Cada uno debe ser: <text:span text:style-name="T3">concreto</text:span> y <text:span text:style-name="T3">observable</text:span>.</text:p>
      <text:p text:style-name="P4">Los objetivos de la aplicación son:</text:p>
      <text:list xml:id="list769877214" text:style-name="L1">
        <text:list-item>
          <text:p text:style-name="P6"><text:span text:style-name="T4">El usuario puede crear encuestas, dando una pregunta y un conjunto de opciones de respuesta.</text:span></text:p>
        </text:list-item>
        <text:list-item>
          <text:p text:style-name="P5">El usuario puede dar su voto en cualquiera de las encuestas.</text:p>
        </text:list-item>
        <text:list-item>
          <text:p text:style-name="P5">El usuario puede consultar cómo van los votos de una encuesta.<text:tab/></text:p>
        </text:list-item>
        <text:list-item>
          <text:p text:style-name="P5">Habrá algún mecanismo para poder buscar y filtrar encuestas según lo que interese.</text:p>
        </text:list-item>
        <text:list-item>
          <text:p text:style-name="P5">La interfaz debe ser usable tanto en escritorio como en dispositivo móvil.</text:p>
        </text:list-item>
      </text:list>
      <text:h text:style-name="Heading_20_3" text:outline-level="3">Requisitos funcionales</text:h>
      <text:p text:style-name="P10"><text:span text:style-name="T1">Lista numerada</text:span><text:span text:style-name="T2"> de requisitos concretos, cada uno de ellos satisfaciendo uno o más de los objetivos.</text:span></text:p>
      <table:table table:name="Tabla1" table:style-name="Tabla1" table:template-name="Default Style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8">Requisito</text:p>
          </table:table-cell>
          <table:table-cell table:style-name="Tabla1.A1" office:value-type="string">
            <text:p text:style-name="P8">Descripción</text:p>
          </table:table-cell>
          <table:table-cell table:style-name="Tabla1.C1" office:value-type="string">
            <text:p text:style-name="P8">Objetivo(s)</text:p>
          </table:table-cell>
        </table:table-row>
        <table:table-row>
          <table:table-cell table:style-name="Tabla1.A2" office:value-type="string">
            <text:p text:style-name="P8">RF1</text:p>
          </table:table-cell>
          <table:table-cell table:style-name="Tabla1.A2" office:value-type="string">
            <text:p text:style-name="P9">Al crear una escuesta, se rechazará con error si la pregunta está vacía, no tiene opciones, tiene opciones repetidas, o alguna opción es vacía.</text:p>
          </table:table-cell>
          <table:table-cell table:style-name="Tabla1.C2" office:value-type="string">
            <text:p text:style-name="P9">O1</text:p>
          </table:table-cell>
        </table:table-row>
        <table:table-row>
          <table:table-cell table:style-name="Tabla1.A2" office:value-type="string">
            <text:p text:style-name="P9">RF2</text:p>
          </table:table-cell>
          <table:table-cell table:style-name="Tabla1.A2" office:value-type="string">
            <text:p text:style-name="P9">Al entrar a la aplicación se podrá ver una lista de encuestas ordenadas por fecha de más reciente a menos.</text:p>
          </table:table-cell>
          <table:table-cell table:style-name="Tabla1.C2" office:value-type="string">
            <text:p text:style-name="P9">O4</text:p>
          </table:table-cell>
        </table:table-row>
        <table:table-row>
          <table:table-cell table:style-name="Tabla1.A2" office:value-type="string">
            <text:p text:style-name="P9">RF3</text:p>
          </table:table-cell>
          <table:table-cell table:style-name="Tabla1.A2" office:value-type="string">
            <text:p text:style-name="P9">Habrá un campo de texto donde indicar un filtro de búsqueda. La lista mostrará entonces solamente las encuestas que contengan ese texto.</text:p>
          </table:table-cell>
          <table:table-cell table:style-name="Tabla1.C2" office:value-type="string">
            <text:p text:style-name="P9">O4</text:p>
          </table:table-cell>
        </table:table-row>
        <table:table-row table:style-name="Tabla1.5">
          <table:table-cell table:style-name="Tabla1.A2" office:value-type="string">
            <text:p text:style-name="P9">RF4</text:p>
          </table:table-cell>
          <table:table-cell table:style-name="Tabla1.A2" office:value-type="string">
            <text:p text:style-name="P9">L<text:span text:style-name="T4">a interfaz debe ser usable tanto en escritorio como en dispositivo móvi</text:span>l.</text:p>
          </table:table-cell>
          <table:table-cell table:style-name="Tabla1.C2" office:value-type="string">
            <text:p text:style-name="P9">O5</text:p>
          </table:table-cell>
        </table:table-row>
        <table:table-row table:style-name="Tabla1.5">
          <table:table-cell table:style-name="Tabla1.A2" office:value-type="string">
            <text:p text:style-name="P9">RF5</text:p>
          </table:table-cell>
          <table:table-cell table:style-name="Tabla1.A2" office:value-type="string">
            <text:p text:style-name="P9">Al poner el puntero sobre una encuesta de la lista, aparecerá sus estadísticas de votos (% de votos recibidos por cada opción)</text:p>
          </table:table-cell>
          <table:table-cell table:style-name="Tabla1.C2" office:value-type="string">
            <text:p text:style-name="P9">O3</text:p>
          </table:table-cell>
        </table:table-row>
        <table:table-row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C2" office:value-type="string">
            <text:p text:style-name="P9"/>
          </table:table-cell>
        </table:table-row>
      </table:table>
      <text:p text:style-name="P7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5T16:59:59.296000000</meta:creation-date>
    <dc:date>2023-12-15T17:29:10.336000000</dc:date>
    <meta:editing-duration>PT29M10S</meta:editing-duration>
    <meta:editing-cycles>6</meta:editing-cycles>
    <meta:generator>LibreOffice/7.4.7.2$Windows_X86_64 LibreOffice_project/723314e595e8007d3cf785c16538505a1c878ca5</meta:generator>
    <meta:document-statistic meta:table-count="1" meta:image-count="0" meta:object-count="0" meta:page-count="1" meta:paragraph-count="33" meta:word-count="275" meta:character-count="1606" meta:non-whitespace-character-count="1367"/>
  </office:meta>
</office:document-meta>
</file>